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style:style style:name="P7" style:family="paragraph" style:parent-style-name="Heading_20_2" style:master-page-name="">
      <style:paragraph-properties style:page-number="auto"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style:paragraph-properties fo:text-align="en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Status<text:tab/>1</text:p>
          <text:p text:style-name="P8">Overview<text:tab/>1</text:p>
          <text:p text:style-name="P8">ArcadeJS<text:tab/>2</text:p>
          <text:p text:style-name="P9">Overview<text:tab/>2</text:p>
          <text:p text:style-name="P9">Render loop<text:tab/>3</text:p>
          <text:p text:style-name="P11">Frames, velocities and timing<text:tab/>4</text:p>
          <text:p text:style-name="P10">Time correction<text:tab/>4</text:p>
          <text:p text:style-name="P9">Drawing<text:tab/>5</text:p>
          <text:p text:style-name="P10">Coordinate systems and transformation pipeline<text:tab/>5</text:p>
          <text:p text:style-name="P10">Augmented canvas<text:tab/>6</text:p>
          <text:p text:style-name="P9">Event handling<text:tab/>6</text:p>
          <text:p text:style-name="P10">Schedules events (timeout trgger)<text:tab/>6</text:p>
          <text:p text:style-name="P10">Activites<text:tab/>6</text:p>
          <text:p text:style-name="P10">Keyboard input<text:tab/>6</text:p>
          <text:p text:style-name="P10">Mouse input, Drag'n'drop<text:tab/>6</text:p>
          <text:p text:style-name="P10">Touch events<text:tab/>6</text:p>
          <text:p text:style-name="P9">Game play<text:tab/>6</text:p>
          <text:p text:style-name="P11">Set up the object list<text:tab/>6</text:p>
          <text:p text:style-name="P11">Collision detection<text:tab/>6</text:p>
          <text:p text:style-name="P11">Activities<text:tab/>7</text:p>
          <text:p text:style-name="P11">The object list<text:tab/>7</text:p>
          <text:p text:style-name="P11">Drag-and-drop<text:tab/>7</text:p>
          <text:p text:style-name="P9">Mobile devices and touch events<text:tab/>7</text:p>
          <text:p text:style-name="P9">Debugging<text:tab/>7</text:p>
          <text:p text:style-name="P8">LinaJS<text:tab/>7</text:p>
          <text:p text:style-name="P9">Overview<text:tab/>7</text:p>
          <text:p text:style-name="P9">Points and vectors<text:tab/>7</text:p>
          <text:p text:style-name="P9">Transfomation matrices<text:tab/>8</text:p>
          <text:p text:style-name="P9">In-place transformations, chainining, and transformed copies<text:tab/>8</text:p>
        </text:index-body>
      </text:table-of-content>
      <text:p text:style-name="Standard"/>
      <text:h text:style-name="Heading_20_1" text:outline-level="1">Status</text:h>
      <text:p text:style-name="Text_20_body">This package was developed during my summer hollydays 2010 and finished during winter 2010.</text:p>
      <text:h text:style-name="Heading_20_1" text:outline-level="1">Overview</text:h>
      <text:p text:style-name="Text_20_body">ArcadeJS is a 2d game engine, written in pure JavaScript. It requires HTML5, namely support for canvas and audio elements.</text:p>
      <text:p text:style-name="Text_20_body">Part of the distribution is</text:p>
      <text:list xml:id="list34615984" text:style-name="L1">
        <text:list-item>
          <text:p text:style-name="P3">lina.js<text:line-break/>An independent object oriented math library for points, vectors, and homogeneous <text:s text:c="4"/>transformations in 2D space.<text:line-break/>A polygon class helps with collision detection and hit testing.</text:p>
        </text:list-item>
        <text:list-item>
          <text:p text:style-name="P3">arcade.js<text:line-break/>A 2D game engine that drives a render loop for multiple moving objects.<text:line-break/>Also sound, keayboard, mouse and touch events are supported.</text:p>
        </text:list-item>
        <text:list-item>
          <text:p text:style-name="P3"><text:soft-page-break/>Arcade-controls.js<text:line-break/>Some controls (button, joystick) for mouse and touchscreens.</text:p>
        </text:list-item>
        <text:list-item>
          <text:p text:style-name="P3">Demo package</text:p>
          <text:list>
            <text:list-item>
              <text:p text:style-name="P3">Rip-off clone<text:line-break/>A port of the Rip-Off arcade game written by Tim Skelly / Cinematronix in 1980.</text:p>
            </text:list-item>
          </text:list>
        </text:list-item>
      </text:list>
      <text:h text:style-name="Heading_20_1" text:outline-level="1">ArcadeJS</text:h>
      <text:h text:style-name="Heading_20_2" text:outline-level="2">Overview</text:h>
      <text:p text:style-name="Text_20_body">To implement a game, we need</text:p>
      <text:list xml:id="list35170932" text:style-name="L3">
        <text:list-item>
          <text:p text:style-name="P5">One HTML page that includes the required JavaScript libraries and one canvas element.<text:line-break/>The Arcade-JS game object is instantiated here.</text:p>
        </text:list-item>
        <text:list-item>
          <text:p text:style-name="P5">The game code </text:p>
        </text:list-item>
      </text:list>
      <text:p text:style-name="Code">&lt;!DOCTYPE html&gt;</text:p>
      <text:p text:style-name="Code">&lt;html&gt;</text:p>
      <text:p text:style-name="Code">&lt;head&gt;</text:p>
      <text:p text:style-name="Code"><text:tab/>&lt;script src="../../depends/jquery.js"&gt;&lt;/script&gt;</text:p>
      <text:p text:style-name="Code"><text:tab/>&lt;script src="../../lina.js/lina.js"&gt;&lt;/script&gt;</text:p>
      <text:p text:style-name="Code"><text:tab/>&lt;script src="../../arcade.js/arcade.js"&gt;&lt;/script&gt;</text:p>
      <text:p text:style-name="Code"><text:tab/>&lt;script src="jsAsteroids.js"&gt;&lt;/script&gt;</text:p>
      <text:p text:style-name="Code"/>
      <text:p text:style-name="Code"><text:tab/>&lt;script type="text/javascript"&gt;</text:p>
      <text:p text:style-name="Code"><text:tab/>$(function(){</text:p>
      <text:p text:style-name="Code"><text:tab/><text:tab/>// Initialize the game</text:p>
      <text:p text:style-name="Code"><text:tab/><text:tab/>var canvas = document.getElementById("gameCanvas");</text:p>
      <text:p text:style-name="Code"><text:tab/><text:tab/>var game = new AsteroidsGame(canvas);</text:p>
      <text:p text:style-name="Code"><text:tab/>});</text:p>
      <text:p text:style-name="Code"><text:tab/>&lt;/script&gt;</text:p>
      <text:p text:style-name="Code">&lt;/head&gt;</text:p>
      <text:p text:style-name="Code">&lt;body&gt;</text:p>
      <text:p text:style-name="Code">&lt;canvas id="gameCanvas"&gt;This game requires HTML 5 support.&lt;/canvas&gt;</text:p>
      <text:p text:style-name="Code">&lt;/body&gt;</text:p>
      <text:p text:style-name="Code">&lt;/html&gt;</text:p>
      <text:h text:style-name="Heading_20_1" text:outline-level="1"/>
      <text:h text:style-name="P7" text:outline-level="2">Render loop</text:h>
      <text:p text:style-name="Text_20_body">A game is nothing more than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---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--- Draw all objects</text:p>
      <text:p text:style-name="Code"><text:tab/>clear_canvas()</text:p>
      <text:p text:style-name="Code"><text:tab/>game.preDraw(ctx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ctx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ctx)</text:p>
      <text:p text:style-name="Code"><text:tab/></text:p>
      <text:p text:style-name="Code"><text:tab/>draw_game_debug_infos()</text:p>
      <text:p text:style-name="Text_20_body"/>
      <text:h text:style-name="Heading_20_3" text:outline-level="3">Frames, velocities and timing</text:h>
      <text:p text:style-name="Text_20_body">Object velocities (object.velocity and objec.rotationalSpeed) are dfined in World coodinate units per second.</text:p>
      <text:h text:style-name="Heading_20_4" text:outline-level="4">Time correction</text:h>
      <text:p text:style-name="Text_20_body">TODO</text:p>
      <text:h text:style-name="P7" text:outline-level="2">Drawing</text:h>
      <text:h text:style-name="Heading_20_4" text:outline-level="4">Coordinate systems and transformation pipeline</text:h>
      <text:p text:style-name="P1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0/0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12" svg:width="2.459cm" svg:height="1.804cm" draw:transform="rotate (1.04196156344042) translate (1.17877463344587cm 3.03083660301724cm)" svg:viewBox="0 0 2460 1805" draw:points="0,158967 2460,158510 788,160315"><text:p/></draw:polygon><draw:line text:anchor-type="paragraph" draw:z-index="3" draw:style-name="gr2" draw:text-style-name="P12" svg:x1="2.42cm" svg:y1="4.161cm" svg:x2="2.42cm" svg:y2="0.086cm"><text:p/></draw:line><draw:line text:anchor-type="paragraph" draw:z-index="2" draw:style-name="gr2" draw:text-style-name="P12" svg:x1="0.118cm" svg:y1="2.753cm" svg:x2="4.431cm" svg:y2="2.753cm"><text:p/></draw:line><draw:frame text:anchor-type="paragraph" draw:z-index="24" draw:style-name="gr4" draw:text-style-name="P13" svg:width="0.84cm" svg:height="0.373cm" svg:x="2.514cm" svg:y="2.445cm"><draw:text-box><text:p><text:span text:style-name="T1">0/0</text:span></text:p></draw:text-box></draw:frame><draw:frame text:anchor-type="paragraph" draw:z-index="25" draw:style-name="gr4" draw:text-style-name="P13" svg:width="0.398cm" svg:height="0.373cm" svg:x="2.642cm" svg:y="0.064cm"><draw:text-box><text:p><text:span text:style-name="T1">0°</text:span></text:p></draw:text-box></draw:frame><draw:frame text:anchor-type="paragraph" draw:z-index="38" draw:style-name="gr4" draw:text-style-name="P13" svg:width="0.84cm" svg:height="0.458cm" svg:x="1.448cm" svg:y="0.131cm"><draw:text-box><text:p text:style-name="P15"><text:span text:style-name="T1">Y</text:span><text:span text:style-name="T2">MC</text:span></text:p></draw:text-box></draw:frame><draw:frame text:anchor-type="paragraph" draw:z-index="39" draw:style-name="gr4" draw:text-style-name="P13" svg:width="0.84cm" svg:height="0.458cm" svg:x="3.537cm" svg:y="2.923cm"><draw:text-box><text:p text:style-name="P15"><text:span text:style-name="T1">X</text:span><text:span text:style-name="T2">MC</text:span></text:p></draw:text-box></draw:frame></text:p></draw:text-box></draw:frame></text:p>
      <text:p text:style-name="P1">World Coodinates ('WC')</text:p>
      <text:p text:style-name="Text_20_body">The game play takes place in World Coordinates. <text:line-break/>The visible part of the world is defined by a Viewport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12" svg:width="0.669cm" svg:height="0.327cm" draw:transform="rotate (1.04196156344042) translate (3.12166425296447cm 1.50876831365452cm)" svg:viewBox="0 0 670 328" draw:points="50,167417 670,167745 0,167745"><text:p/></draw:polygon><draw:line text:anchor-type="paragraph" draw:z-index="7" draw:style-name="gr2" draw:text-style-name="P12" svg:x1="0.118cm" svg:y1="2.753cm" svg:x2="4.431cm" svg:y2="2.753cm"><text:p/></draw:line><draw:line text:anchor-type="paragraph" draw:z-index="6" draw:style-name="gr2" draw:text-style-name="P12" svg:x1="2.42cm" svg:y1="4.161cm" svg:x2="2.42cm" svg:y2="0.086cm"><text:p/></draw:line><draw:rect text:anchor-type="paragraph" draw:z-index="5" draw:style-name="gr3" draw:text-style-name="P12" svg:width="1.869cm" svg:height="1.795cm" svg:x="2.522cm" svg:y="0.757cm"><text:p/></draw:rect><draw:frame text:anchor-type="paragraph" draw:z-index="26" draw:style-name="gr4" draw:text-style-name="P13" svg:width="0.84cm" svg:height="0.373cm" svg:x="3.507cm" svg:y="2.88cm"><draw:text-box><text:p text:style-name="P15"><text:span text:style-name="T1">X</text:span></text:p></draw:text-box></draw:frame><draw:frame text:anchor-type="paragraph" draw:z-index="27" draw:style-name="gr4" draw:text-style-name="P13" svg:width="0.84cm" svg:height="0.373cm" svg:x="1.448cm" svg:y="0.131cm"><draw:text-box><text:p text:style-name="P15"><text:span text:style-name="T1">Y</text:span></text:p></draw:text-box></draw:frame></text:p></draw:text-box></draw:frame></text:p>
      <text:p text:style-name="P1">View Coordionates ('VC')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12" svg:width="0.998cm" svg:height="0.668cm" draw:transform="rotate (1.04196156344042) translate (2.01857551472583cm 2.0012373286423cm)" svg:viewBox="0 0 999 669" draw:points="69,173920 999,174331 0,174589"><text:p/></draw:polygon><draw:line text:anchor-type="paragraph" draw:z-index="14" draw:style-name="gr2" draw:text-style-name="P12" svg:x1="0.155cm" svg:y1="4.101cm" svg:x2="4.468cm" svg:y2="4.101cm"><text:p/></draw:line><draw:line text:anchor-type="paragraph" draw:z-index="13" draw:style-name="gr2" draw:text-style-name="P12" svg:x1="0.155cm" svg:y1="4.101cm" svg:x2="0.155cm" svg:y2="0.026cm"><text:p/></draw:line><draw:frame text:anchor-type="paragraph" draw:z-index="12" draw:style-name="gr4" draw:text-style-name="P13" svg:width="1.073cm" svg:height="0.458cm" svg:x="0.215cm" svg:y="3.558cm"><draw:text-box><text:p><text:span text:style-name="T1">VP</text:span><text:span text:style-name="T2">x,y</text:span></text:p></draw:text-box></draw:frame><draw:line text:anchor-type="paragraph" draw:z-index="11" draw:style-name="gr1" draw:text-style-name="P12" svg:x1="0.155cm" svg:y1="0.026cm" svg:x2="4.478cm" svg:y2="0.026cm"><text:p/></draw:line><draw:line text:anchor-type="paragraph" draw:z-index="10" draw:style-name="gr1" draw:text-style-name="P12" svg:x1="4.479cm" svg:y1="0.026cm" svg:x2="4.449cm" svg:y2="4.039cm"><text:p/></draw:line><draw:frame text:anchor-type="paragraph" draw:z-index="40" draw:style-name="gr4" draw:text-style-name="P13" svg:width="0.84cm" svg:height="0.458cm" svg:x="3.404cm" svg:y="3.47cm"><draw:text-box><text:p text:style-name="P15"><text:span text:style-name="T1">VP</text:span><text:span text:style-name="T2">width</text:span></text:p></draw:text-box></draw:frame><draw:frame text:anchor-type="paragraph" draw:z-index="41" draw:style-name="gr4" draw:text-style-name="P13" svg:width="0.84cm" svg:height="0.458cm" svg:x="0.259cm" svg:y="0.095cm"><draw:text-box><text:p text:style-name="P15"><text:span text:style-name="T1">VP</text:span><text:span text:style-name="T2">height</text:span></text:p></draw:text-box></draw:frame><text:tab/></text:p></draw:text-box></draw:frame></text:p>
      <text:p text:style-name="Text_20_body"/>
      <text:p text:style-name="P1"><text:soft-page-break/>Canvas Coordionates ('CC')</text:p>
      <text:p text:style-name="Text_20_body">Finally the objects are rendered to the canvas using pixel coordinates.<text:line-break/>Note that the positve y-axis of the canvas points downward.</text:p>
      <text:p text:style-name="Text_20_body">If the aspect ratio of the viewport and the canvas are different, some parts outside of the original viewport may be displayed in order to prevent stretching. 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9" draw:style-name="gr1" draw:text-style-name="P12" svg:x1="4.479cm" svg:y1="0.026cm" svg:x2="4.449cm" svg:y2="4.039cm"><text:p/></draw:line><draw:line text:anchor-type="paragraph" draw:z-index="18" draw:style-name="gr2" draw:text-style-name="P12" svg:x1="0.155cm" svg:y1="0.026cm" svg:x2="4.478cm" svg:y2="0.026cm"><text:p/></draw:line><draw:frame text:anchor-type="paragraph" draw:z-index="17" draw:style-name="gr4" draw:text-style-name="P13" svg:width="0.84cm" svg:height="0.373cm" svg:x="0.229cm" svg:y="0.088cm"><draw:text-box><text:p><text:span text:style-name="T1">0/0</text:span></text:p></draw:text-box></draw:frame><draw:frame text:anchor-type="paragraph" draw:z-index="20" draw:style-name="gr4" draw:text-style-name="P13" svg:width="2.911cm" svg:height="0.373cm" svg:x="0.318cm" svg:y="3.667cm"><draw:text-box><text:p text:style-name="P14"><text:span text:style-name="T1">Canvas height (pixels)</text:span></text:p></draw:text-box></draw:frame><draw:line text:anchor-type="paragraph" draw:z-index="21" draw:style-name="gr5" draw:text-style-name="P12" svg:x1="0.155cm" svg:y1="4.101cm" svg:x2="0.155cm" svg:y2="0.026cm"><text:p/></draw:line><draw:line text:anchor-type="paragraph" draw:z-index="22" draw:style-name="gr6" draw:text-style-name="P12" svg:x1="0.155cm" svg:y1="4.101cm" svg:x2="4.468cm" svg:y2="4.101cm"><text:p/></draw:line><draw:polygon text:anchor-type="paragraph" draw:z-index="23" draw:style-name="gr1" draw:text-style-name="P12" svg:width="0.998cm" svg:height="0.668cm" draw:transform="rotate (1.04196156344042) translate (2.01857551472578cm 2.0012373286423cm)" svg:viewBox="0 0 999 669" draw:points="69,188154 999,188564 0,188823"><text:p/></draw:polygon><draw:frame text:anchor-type="paragraph" draw:z-index="42" draw:style-name="gr4" draw:text-style-name="P13" svg:width="2.911cm" svg:height="0.373cm" svg:x="1.538cm" svg:y="0.213cm"><draw:text-box><text:p text:style-name="P15"><text:span text:style-name="T1">Canvas width (pixels)</text:span></text:p></draw:text-box></draw:frame></text:p></draw:text-box></draw:frame></text:p>
      <text:h text:style-name="Heading_20_4" text:outline-level="4">Augmented canvas</text:h>
      <text:p text:style-name="Text_20_body">TODO</text:p>
      <text:h text:style-name="Heading_20_2" text:outline-level="2">Event handling</text:h>
      <text:h text:style-name="Heading_20_4" text:outline-level="4">Schedules events (timeout trgger)</text:h>
      <text:list xml:id="list35233871" text:style-name="L5">
        <text:list-item>
          <text:p text:style-name="P6">game.later()</text:p>
        </text:list-item>
        <text:list-item>
          <text:p text:style-name="P6">object.later()</text:p>
        </text:list-item>
      </text:list>
      <text:h text:style-name="Heading_20_4" text:outline-level="4">Activites</text:h>
      <text:list xml:id="list35415643" text:continue-numbering="true" text:style-name="L5">
        <text:list-item>
          <text:p text:style-name="P6">onActivity(), setActivity(), isActivity()</text:p>
        </text:list-item>
        <text:list-item>
          <text:p text:style-name="P6">==&gt; API Doc</text:p>
        </text:list-item>
      </text:list>
      <text:h text:style-name="Heading_20_4" text:outline-level="4">Keyboard input</text:h>
      <text:h text:style-name="Heading_20_4" text:outline-level="4">Mouse input, Drag'n'drop</text:h>
      <text:h text:style-name="Heading_20_4" text:outline-level="4">Touch events</text:h>
      <text:h text:style-name="Heading_20_2" text:outline-level="2">Game play</text:h>
      <text:h text:style-name="Heading_20_3" text:outline-level="3">Set up the object list</text:h>
      <text:h text:style-name="Heading_20_3" text:outline-level="3">Collision detection</text:h>
      <text:p text:style-name="Text_20_body">The center of the bounding sphere is not necessarily identical with the rotation pivot.</text:p>
      <text:p text:style-name="Text_20_body"><text:soft-page-break/><draw:frame draw:style-name="fr1" draw:name="Rahmen5" text:anchor-type="as-char" svg:width="4.8cm" draw:z-index="28"><draw:text-box fo:min-height="4.526cm"><text:p text:style-name="Frame_20_contents"><draw:polygon text:anchor-type="paragraph" draw:z-index="31" draw:style-name="gr1" draw:text-style-name="P12" svg:width="2.459cm" svg:height="1.804cm" draw:transform="rotate (1.04196156344042) translate (1.178774633446cm 3.03083660301714cm)" svg:viewBox="0 0 2460 1805" draw:points="0,214965 2460,214508 788,216313"><text:p/></draw:polygon><draw:ellipse text:anchor-type="paragraph" draw:z-index="30" draw:style-name="gr3" draw:text-style-name="P12" svg:width="2.594cm" svg:height="2.647cm" svg:x="1.069cm" svg:y="0.884cm"><text:p/></draw:ellipse><draw:line text:anchor-type="paragraph" draw:z-index="29" draw:style-name="gr2" draw:text-style-name="P12" svg:x1="0.118cm" svg:y1="2.753cm" svg:x2="4.431cm" svg:y2="2.753cm"><text:p/></draw:line><draw:line text:anchor-type="paragraph" draw:z-index="32" draw:style-name="gr2" draw:text-style-name="P12" svg:x1="2.42cm" svg:y1="4.161cm" svg:x2="2.42cm" svg:y2="0.086cm"><text:p/></draw:line><draw:line text:anchor-type="paragraph" draw:z-index="33" draw:style-name="gr1" draw:text-style-name="P12" svg:x1="2.314cm" svg:y1="2.18cm" svg:x2="2.513cm" svg:y2="2.356cm"><text:p/></draw:line><draw:line text:anchor-type="paragraph" draw:z-index="34" draw:style-name="gr1" draw:text-style-name="P12" svg:x1="2.314cm" svg:y1="2.356cm" svg:x2="2.513cm" svg:y2="2.18cm"><text:p/></draw:line><draw:frame text:anchor-type="paragraph" draw:z-index="35" draw:style-name="gr4" draw:text-style-name="P13" svg:width="1.177cm" svg:height="0.373cm" svg:x="2.485cm" svg:y="1.792cm"><draw:text-box><text:p><text:span text:style-name="T1">ptSphere</text:span></text:p></draw:text-box></draw:frame><draw:frame text:anchor-type="paragraph" draw:z-index="36" draw:style-name="gr4" draw:text-style-name="P13" svg:width="0.84cm" svg:height="0.373cm" svg:x="2.514cm" svg:y="2.445cm"><draw:text-box><text:p><text:span text:style-name="T1">0/0</text:span></text:p></draw:text-box></draw:frame><draw:frame text:anchor-type="paragraph" draw:z-index="37" draw:style-name="gr4" draw:text-style-name="P13" svg:width="0.398cm" svg:height="0.373cm" svg:x="2.642cm" svg:y="0.064cm"><draw:text-box><text:p><text:span text:style-name="T1">0°</text:span></text:p></draw:text-box></draw:frame></text:p></draw:text-box></draw:frame></text:p>
      <text:h text:style-name="Heading_20_3" text:outline-level="3">Activities</text:h>
      <text:h text:style-name="Heading_20_3" text:outline-level="3">The object list</text:h>
      <text:h text:style-name="Heading_20_3" text:outline-level="3">Drag-and-drop</text:h>
      <text:h text:style-name="Heading_20_2" text:outline-level="2">Mobile devices and touch events</text:h>
      <text:h text:style-name="Heading_20_2" text:outline-level="2">Debugging</text:h>
      <text:p text:style-name="Text_20_body">Game.debug</text:p>
      <text:p text:style-name="Text_20_body">Game.opts.debug.showVelocities = true</text:p>
      <text:p text:style-name="Text_20_body">stoprequest 0 true</text:p>
      <text:p text:style-name="Text_20_body">logToCanvas</text:p>
      <text:h text:style-name="Heading_20_1" text:outline-level="1">LinaJS</text:h>
      <text:h text:style-name="Heading_20_2" text:outline-level="2">Overview</text:h>
      <text:h text:style-name="Heading_20_2" text:outline-level="2">Points and vectors</text:h>
      <text:p text:style-name="Text_20_body">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Point2</text:p>
          </table:table-cell>
          <table:table-cell table:style-name="Tabelle1.C1" office:value-type="string">
            <text:p text:style-name="P2">Vector2</text:p>
          </table:table-cell>
        </table:table-row>
        <table:table-row>
          <table:table-cell table:style-name="Tabelle1.A2" office:value-type="string">
            <text:p text:style-name="P2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2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able:table-row>
          <table:table-cell table:style-name="Tabelle1.A2" office:value-type="string">
            <text:p text:style-name="P2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43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44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2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2">Rotation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Text_20_body"/>
      <text:list xml:id="list34623252" text:style-name="L2">
        <text:list-item>
          <text:p text:style-name="P4">Points represent a location, vec</text:p>
        </text:list-item>
      </text:list>
      <text:p text:style-name="Text_20_body"><text:soft-page-break/>A 2-dimensional vector is implemented by the Vec2 class. The internal representation is a </text:p>
      <text:p text:style-name="Text_20_body"><draw:frame draw:style-name="fr1" draw:name="Rahmen6" text:anchor-type="as-char" svg:width="4.8cm" draw:z-index="45"><draw:text-box fo:min-height="4.526cm"><text:p text:style-name="Frame_20_contents"><draw:line text:anchor-type="paragraph" draw:z-index="46" draw:style-name="gr2" draw:text-style-name="P12" svg:x1="2.42cm" svg:y1="2.754cm" svg:x2="3.214cm" svg:y2="0.935cm"><text:p/></draw:line><draw:frame text:anchor-type="paragraph" draw:z-index="47" draw:style-name="gr4" draw:text-style-name="P13" svg:width="0.84cm" svg:height="0.373cm" svg:x="3.537cm" svg:y="2.923cm"><draw:text-box><text:p text:style-name="P15"><text:span text:style-name="T1">X</text:span></text:p></draw:text-box></draw:frame><draw:frame text:anchor-type="paragraph" draw:z-index="48" draw:style-name="gr4" draw:text-style-name="P13" svg:width="0.84cm" svg:height="0.373cm" svg:x="1.448cm" svg:y="0.131cm"><draw:text-box><text:p text:style-name="P15"><text:span text:style-name="T1">Y</text:span></text:p></draw:text-box></draw:frame><draw:frame text:anchor-type="paragraph" draw:z-index="49" draw:style-name="gr4" draw:text-style-name="P13" svg:width="0.398cm" svg:height="0.373cm" svg:x="3.907cm" svg:y="2.254cm"><draw:text-box><text:p><text:span text:style-name="T1">0°</text:span></text:p></draw:text-box></draw:frame><draw:frame text:anchor-type="paragraph" draw:z-index="50" draw:style-name="gr4" draw:text-style-name="P13" svg:width="0.84cm" svg:height="0.373cm" svg:x="1.97cm" svg:y="2.753cm"><draw:text-box><text:p><text:span text:style-name="T1">0/0</text:span></text:p></draw:text-box></draw:frame><draw:line text:anchor-type="paragraph" draw:z-index="51" draw:style-name="gr2" draw:text-style-name="P12" svg:x1="2.42cm" svg:y1="4.161cm" svg:x2="2.42cm" svg:y2="0.086cm"><text:p/></draw:line><draw:line text:anchor-type="paragraph" draw:z-index="52" draw:style-name="gr2" draw:text-style-name="P12" svg:x1="0.118cm" svg:y1="2.753cm" svg:x2="4.431cm" svg:y2="2.753cm"><text:p/></draw:line><draw:frame text:anchor-type="paragraph" draw:z-index="53" draw:style-name="gr4" draw:text-style-name="P13" svg:width="0.84cm" svg:height="0.373cm" svg:x="3.279cm" svg:y="0.504cm"><draw:text-box><text:p><text:span text:style-name="T1">dx/dy</text:span></text:p></draw:text-box></draw:frame><draw:ellipse text:anchor-type="paragraph" draw:z-index="54" draw:style-name="gr5" draw:text-style-name="P12" svg:width="0.83cm" svg:height="0.849cm" svg:x="2.03cm" svg:y="2.309cm" draw:kind="arc" draw:start-angle="357.38" draw:end-angle="73.39"><text:p/></draw:ellipse><draw:frame text:anchor-type="paragraph" draw:z-index="55" draw:style-name="gr4" draw:text-style-name="P13" svg:width="0.398cm" svg:height="0.373cm" svg:x="2.859cm" svg:y="2.138cm"><draw:text-box><text:p><text:span text:style-name="T1">α</text:span></text:p></draw:text-box></draw:frame></text:p></draw:text-box></draw:frame></text:p>
      <text:p text:style-name="Text_20_body">Point2:<draw:frame draw:style-name="fr3" draw:name="Objekt2" text:anchor-type="as-char" svg:width="1.972cm" svg:height="0.52cm" draw:z-index="56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Text_20_body">Vec2<draw:frame draw:style-name="fr3" draw:name="Objekt3" text:anchor-type="as-char" svg:width="2.342cm" svg:height="0.52cm" draw:z-index="57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h text:style-name="Heading_20_2" text:outline-level="2">Transfomation matrices</text:h>
      <text:p text:style-name="Text_20_body">Matrix3:<draw:frame draw:style-name="fr3" draw:name="Objekt1" text:anchor-type="as-char" svg:width="2.439cm" svg:height="1.662cm" draw:z-index="58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internally stored as a float vector with 9 elements: <draw:frame draw:style-name="fr3" draw:name="Objekt4" text:anchor-type="as-char" svg:width="2.716cm" svg:height="1.879cm" draw:z-index="59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/>
      <text:p text:style-name="Code">| R <text:s/>R <text:s/>0 |</text:p>
      <text:p text:style-name="Code">| R <text:s/>R <text:s/>0 |</text:p>
      <text:p text:style-name="Code">| Tx Ty 1 | </text:p>
      <text:p text:style-name="Text_20_body"/>
      <text:h text:style-name="Heading_20_2" text:outline-level="2">In-place transformations, chainining, and transformed copi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56M15S</meta:editing-duration>
    <meta:editing-cycles>43</meta:editing-cycles>
    <meta:generator>OpenOffice.org/3.2$Win32 OpenOffice.org_project/320m12$Build-9483</meta:generator>
    <dc:date>2011-01-06T15:30:40.10</dc:date>
    <dc:creator>Martin Wendt</dc:creator>
    <meta:printed-by>Martin Wendt</meta:printed-by>
    <meta:print-date>2010-12-26T17:54:31.89</meta:print-date>
    <meta:document-statistic meta:table-count="1" meta:image-count="0" meta:object-count="6" meta:page-count="8" meta:paragraph-count="194" meta:word-count="769" meta:character-count="54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3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4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